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Heading_20_2">
      <style:paragraph-properties fo:margin-top="0.1665in" fo:margin-bottom="0.0835in" fo:keep-with-next="always"/>
    </style:style>
    <style:style style:name="P22"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3.0</text:p>
      <text:p text:style-name="Subtitle">30<text:span text:style-name="T10">th</text:span> April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Running an Application with the Byteman agent<text:tab/>4</text:p>
          <text:p text:style-name="P12">Event Condition Action Rules<text:tab/>4</text:p>
          <text:p text:style-name="P12">Rule Bindings and Parameterization<text:tab/>5</text:p>
          <text:p text:style-name="P12">Built-in Conditions and Actions<text:tab/>6</text:p>
          <text:p text:style-name="P12">Extending or Replacing the Byteman Language Built-ins<text:tab/>6</text:p>
          <text:p text:style-name="P12">Agent Transformation<text:tab/>7</text:p>
          <text:p text:style-name="P12">Agent Retransformation<text:tab/>8</text:p>
          <text:p text:style-name="P12">ECA Rule Engine<text:tab/>8</text:p>
          <text:p text:style-name="P11">The Byteman Rule Language<text:tab/>10</text:p>
          <text:p text:style-name="P12">Rule Events<text:tab/>10</text:p>
          <text:p text:style-name="P13">Class Rules vs Interface Rules<text:tab/>11</text:p>
          <text:p text:style-name="P13">Overriding <text:s/>Rules<text:tab/>11</text:p>
          <text:p text:style-name="P12">Location Specifiers<text:tab/>12</text:p>
          <text:p text:style-name="P12">Rule Bindings<text:tab/>14</text:p>
          <text:p text:style-name="P12">Rule Expressions<text:tab/>15</text:p>
          <text:p text:style-name="P12">Rule Conditions<text:tab/>16</text:p>
          <text:p text:style-name="P12">Rule Actions<text:tab/>17</text:p>
          <text:p text:style-name="P12">Built-In Calls<text:tab/>18</text:p>
          <text:p text:style-name="P12">User-Defined Rule Helpers<text:tab/>18</text:p>
          <text:p text:style-name="P11">Byteman Rule Language Standard Built-Ins<text:tab/>20</text:p>
          <text:p text:style-name="P12">Thread Coordination Operations<text:tab/>20</text:p>
          <text:p text:style-name="P13">Waiters<text:tab/>20</text:p>
          <text:p text:style-name="P13">Rendezvous<text:tab/>21</text:p>
          <text:p text:style-name="P13">Joiners<text:tab/>22</text:p>
          <text:p text:style-name="P13">Aborting Execution<text:tab/>22</text:p>
          <text:p text:style-name="P12">Rule State Management Operations<text:tab/>23</text:p>
          <text:p text:style-name="P13">CountDowns<text:tab/>23</text:p>
          <text:p text:style-name="P13">Flags<text:tab/>24</text:p>
          <text:p text:style-name="P13">Counters<text:tab/>24</text:p>
          <text:p text:style-name="P13">Timers<text:tab/>25</text:p>
          <text:p text:style-name="P13">Recursive Triggering<text:tab/>25</text:p>
          <text:p text:style-name="P12">Trace and Debug Operations<text:tab/>27</text:p>
          <text:p text:style-name="P13">Debugging<text:tab/>27</text:p>
          <text:p text:style-name="P13">Tracing<text:tab/>27</text:p>
          <text:p text:style-name="P11">Using Byteman<text:tab/>29</text:p>
          <text:p text:style-name="P12">Downloading a binary release<text:tab/>29</text:p>
          <text:p text:style-name="P12">Obtaining the sources<text:tab/>29</text:p>
          <text:p text:style-name="P12">Building Byteman from the sources<text:tab/>29</text:p>
          <text:p text:style-name="P12">Running Applications with Byteman<text:tab/>29</text:p>
          <text:p text:style-name="P12">Available -javaagent Options<text:tab/>30</text:p>
          <text:p text:style-name="P12">Running Byteman Using Script bmjava.sh<text:tab/>31</text:p>
          <text:p text:style-name="P12">Submitting Rules Dynamically Using Script submit.sh<text:tab/>31</text:p>
          <text:p text:style-name="P12">Checking Rules Offline Using Script bytemancheck.sh<text:tab/>33</text:p>
          <text:p text:style-name="P12">Environment Settings<text:tab/>33</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850498227"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437249506" text:style-name="L1">
        <text:list-item>
          <text:p text:style-name="P14">tracing application execution</text:p>
        </text:list-item>
        <text:list-item>
          <text:p text:style-name="P14">short-circuiting normal method execution via early returns or exceptions</text:p>
        </text:list-item>
        <text:list-item>
          <text:p text:style-name="P14">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377777461" text:continue-list="list1850498227" text:style-name="Outline">
        <text:list-item>
          <text:list>
            <text:list-header>
              <text:h text:style-name="P21" text:outline-level="2" text:is-list-header="true"><text:span text:style-name="T5">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999212211"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342637084"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459733774" text:continue-list="list999212211"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877805503"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932103235"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959349747"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418772575"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2134072224" text:continue-list="list1959349747" text:style-name="Outline">
        <text:list-item>
          <text:list>
            <text:list-header>
              <text:h text:style-name="P21"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583638881" text:continue-numbering="true" text:style-name="Outline">
        <text:list-item>
          <text:list>
            <text:list-header>
              <text:h text:style-name="P21"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171537472"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402260081" text:continue-numbering="true" text:style-name="Outline">
        <text:list-item>
          <text:list>
            <text:list-header>
              <text:h text:style-name="P2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2066428671"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953872604"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176863493"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span><text:line-break/>AFTER READ <text:span text:style-name="T1">[ type </text:span>.<text:span text:style-name="T1">]</text:span> <text:span text:style-name="T1">field</text:span> <text:span text:style-name="T1">[count | </text:span><text:span text:style-name="T3">ALL </text:span><text:span text:style-name="T1">]<text:line-break/></text:span><text:span text:style-name="T3">AT WRITE</text:span><text:span text:style-name="T1"> [ type .] field [count | </text:span><text:span text:style-name="T3">ALL </text:span><text:span text:style-name="T1">]<text:line-break/></text:span><text:span text:style-name="T3">AFTER WRITE</text:span><text:span text:style-name="T1"> [ type .] field [count | </text:span><text:span text:style-name="T3">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832094419" text:continue-numbering="true" text:style-name="Outline">
        <text:list-item>
          <text:list>
            <text:list-header>
              <text:h text:style-name="Heading_20_2" text:outline-level="2" text:is-list-header="true"><text:soft-page-break/>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452817365"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530344372" text:style-name="L4">
        <text:list-item>
          <text:p text:style-name="P17">references to previously bound variables</text:p>
        </text:list-item>
        <text:list-item>
          <text:p text:style-name="P17">references to the trigger method recipient or parameters</text:p>
        </text:list-item>
        <text:list-item>
          <text:p text:style-name="P17">references to the local variables in scope at the trigger point</text:p>
        </text:list-item>
        <text:list-item>
          <text:p text:style-name="P17">references to trigger method special variables <text:span text:style-name="Code_20_Text">$!</text:span>, <text:span text:style-name="Code_20_Text">$^</text:span>, <text:span text:style-name="Code_20_Text">$#</text:span> and $*</text:p>
        </text:list-item>
        <text:list-item>
          <text:p text:style-name="P17">static field references</text:p>
        </text:list-item>
        <text:list-item>
          <text:p text:style-name="P17">primitive literals</text:p>
        </text:list-item>
        <text:list-item>
          <text:p text:style-name="P17">field accesses</text:p>
        </text:list-item>
        <text:list-item>
          <text:p text:style-name="P17">static or instance 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ext:soft-page-break/>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663846406" text:style-name="L5">
        <text:list-item>
          <text:p text:style-name="P18">throw and return operations are only allowed as the last action in a sequence of rule actions (see below).</text:p>
        </text:list-item>
      </text:list>
      <text:list xml:id="list644334769" text:style-name="L6">
        <text:list-item>
          <text:p text:style-name="P19">Expressions should obey the normal rules regarding associativity and precedence.</text:p>
        </text:list-item>
        <text:list-item>
          <text:p text:style-name="P19">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9">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19">Special variables provide access to other trigger method data. <text:span text:style-name="Code_20_Text">$!</text:span>, which is only valid in at <text:span text:style-name="Code_20_Text">AT EXIT</text:span> rule, is bound to the return value on the stack at the point where the rule is triggered. Its type is the same as the trigger method return type. <text:span text:style-name="Code_20_Text">$^</text:span> is only valid in an <text:span text:style-name="Code_20_Text">AT THROW</text:span> rule and is bound to the throwable on the stack <text:s/>at the point where the rule is triggered. Its type is <text:span text:style-name="Code_20_Text">Throwable</text:span>. <text:span text:style-name="Code_20_Text">$#</text:span> has type <text:span text:style-name="Code_20_Text">int</text:span> and identifies the number of parameters supplied to the trigger method. <text:span text:style-name="Code_20_Text">$*</text:span> is of type <text:span text:style-name="Code_20_Text">Object[]</text:span> and is bound to an array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19">Assignments may update the bindings for rule variables introduced in the <text:span text:style-name="Code_20_Text">BINDS</text:span> clause, parameter or local variables or the return value variable <text:span text:style-name="Code_20_Text">$!</text:span>. Assignments are not currently allowed to update any of the the other special variables.</text:p>
        </text:list-item>
        <text:list-item>
          <text:p text:style-name="P19">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19">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687922077" text:continue-list="list452817365"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880597328"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comma-separated sequence of rule expressi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oft-page-break/><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361573370"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57907883"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1765759828"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20242703"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218401085" text:continue-numbering="true" text:style-name="Outline">
        <text:list-item>
          <text:list>
            <text:list-item>
              <text:list>
                <text:list-header>
                  <text:h text:style-name="P22"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335896318" text:continue-numbering="true" text:style-name="Outline">
        <text:list-item>
          <text:list>
            <text:list-item>
              <text:list>
                <text:list-header>
                  <text:h text:style-name="P22"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928392836"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976184422"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270425344" text:continue-numbering="true" text:style-name="Outline">
        <text:list-item>
          <text:list>
            <text:list-item>
              <text:list>
                <text:list-header>
                  <text:h text:style-name="P22"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054800727" text:continue-numbering="true" text:style-name="Outline">
        <text:list-item>
          <text:list>
            <text:list-item>
              <text:list>
                <text:list-header>
                  <text:h text:style-name="P22"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oft-page-break/><text:span text:style-name="Code_20_Text">incrementCounter</text:span> can be called to increment the Counter associated with <text:span text:style-name="Code_20_Text">O</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O</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O</text:span>. If no such Counter exists it will create one with value 0.</text:p>
      <text:list xml:id="list1021163097"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219450107" text:continue-numbering="true" text:style-name="Outline">
        <text:list-item>
          <text:list>
            <text:list-item>
              <text:list>
                <text:list-header>
                  <text:h text:style-name="P22"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084102706"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17934405"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566736549"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2052823898" text:continue-numbering="true" text:style-name="Outline">
        <text:list-item>
          <text:list>
            <text:list-header>
              <text:h text:style-name="P21"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547177161"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266567386"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806952467" text:continue-numbering="true" text:style-name="Outline">
        <text:list-item>
          <text:list>
            <text:list-header>
              <text:h text:style-name="P21" text:outline-level="2" text:is-list-header="true"><text:span text:style-name="T5">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328552241" text:continue-numbering="true" text:style-name="Outline">
        <text:list-item>
          <text:list>
            <text:list-header>
              <text:h text:style-name="P21"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222664943" text:continue-numbering="true" text:style-name="Outline">
        <text:list-item>
          <text:list>
            <text:list-header>
              <text:h text:style-name="P21" text:outline-level="2" text:is-list-header="true"><text:span text:style-name="Code_20_Text"><text:span text:style-name="T5">Submitting</text:span></text:span><text:span text:style-name="Code_20_Text"><text:span text:style-name="T4">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submit</text:span></text:span><text:span text:style-name="Code_20_Tex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text:span></text:span><text:soft-page-break/><text:span text:style-name="Code_20_Text"><text:span text:style-name="T4">which it is run.</text:span></text:span></text:p>
      <text:p text:style-name="Text_20_body">The command line syntax for the submit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999402507" text:style-name="L7">
        <text:list-item>
          <text:p text:style-name="P2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0">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text:soft-page-break/>Flag -y can be used to list or dynamically update the system properties which configure the operation of the Byteman agent. If no following arguments are supplied <text:span text:style-name="Code_20_Text">submit</text:span> will print the value of all system properties in the agent JVM with prefix <text:span text:style-name="Code_20_Text">“org.joss.byteman.”</text:span>. When arguments are supplied <text:span text:style-name="Code_20_Text">submit</text:span> will set or clear the relevant system properties and notify the agent to update its configuration. If a bare property name is supplied then <text:span text:style-name="Code_20_Text">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212616681" text:continue-list="list222664943"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469598695" text:continue-numbering="true" text:style-name="Outline">
        <text:list-item>
          <text:list>
            <text:list-header>
              <text:h text:style-name="P21" text:outline-level="2" text:is-list-header="true"><text:soft-page-break/><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text:soft-page-break/>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in response to changes to the value of system properties requested using the <text:span text:style-name="Code_20_Text">submit</text:span> client.<text:bookmark-start text:name="DDE_LINK25"/> Note that this configuration property must be defined on the JVM command line. It cannot be reset dynamically using the <text:span text:style-name="Code_20_Text">submit</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submit client to modify any system properties. If it is unset or set to <text:span text:style-name="Code_20_Text">true</text:span> then only properties with prefix <text:span text:style-name="Code_20_Text">“org.jboss.byteman.”</text:span> will be modified. <text:s/>Note that this configuration property must be defined on the JVM command line. It cannot be reset dynamically using the <text:span text:style-name="Code_20_Text">submit</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10-05-19T10:39:04</dc:date>
    <meta:printed-by>Andrew Dinn</meta:printed-by>
    <meta:print-date>2008-09-26T17:21:42</meta:print-date>
    <meta:editing-cycles>136</meta:editing-cycles>
    <meta:editing-duration>PT53H21M53S</meta:editing-duration>
    <meta:document-statistic meta:table-count="0" meta:image-count="0" meta:object-count="0" meta:page-count="36" meta:paragraph-count="424" meta:word-count="14688" meta:character-count="91134"/>
    <meta:user-defined meta:name="Info 1"/>
    <meta:user-defined meta:name="Info 2"/>
    <meta:user-defined meta:name="Info 3"/>
    <meta:user-defined meta:name="Info 4"/>
  </office:meta>
</office:document-meta>
</file>